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ffff99" draw:fill-gradient-name="Gradient_20_1" draw:textarea-horizontal-align="justify" draw:textarea-vertical-align="top" draw:auto-grow-height="true" fo:min-height="2.2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45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1.52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ff6633" draw:fill-gradient-name="Gradient_20_1" draw:textarea-horizontal-align="justify" draw:textarea-vertical-align="top" draw:auto-grow-height="true" fo:min-height="1.375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37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94bd5e" draw:textarea-horizontal-align="justify" draw:textarea-vertical-align="top" draw:auto-grow-height="true" fo:min-height="1.223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e6ff00" draw:fill-gradient-name="Gradient_20_1" draw:textarea-horizontal-align="justify" draw:textarea-vertical-align="top" draw:auto-grow-height="true" fo:min-height="2.329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333cm" svg:y="5.748cm">
          <text:p text:style-name="P1"><text:span text:style-name="T1">yangdiff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.94cm" svg:height="2.496cm" svg:x="2.544cm" svg:y="6.868cm">
          <text:p text:style-name="P1"><text:span text:style-name="T2">old</text:span><text:span text:style-name="T2"><text:line-break/></text:span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513cm" svg:height="2.069cm" svg:x="7.937cm" svg:y="10.638cm">
          <text:p text:style-name="P1"><text:span text:style-name="T2">parser</text:span><text:span text:style-name="T2"><text:line-break/></text:span><text:span text:style-name="T2">validator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3.566cm" svg:height="1.718cm" svg:x="7.891cm" svg:y="7.461cm">
          <text:p text:style-name="P1"><text:span text:style-name="T2">object tree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" draw:layer="layout" svg:width="8.406cm" svg:height="1.267cm" svg:x="6.981cm" svg:y="3.456cm">
          <draw:text-box>
            <text:p>YANG model compare</text:p>
          </draw:text-box>
        </draw:frame>
        <draw:custom-shape draw:style-name="gr6" draw:text-style-name="P3" draw:layer="layout" svg:width="3.164cm" svg:height="1.787cm" svg:x="12.842cm" svg:y="10.558cm">
          <text:p text:style-name="P1"><text:span text:style-name="T2">reports</text:span></text:p>
          <draw:enhanced-geometry svg:viewBox="0 0 21600 21600" draw:type="mso-spt202" draw:enhanced-path="M 0 0 L 21600 0 21600 21600 0 21600 0 0 Z N"/>
        </draw:custom-shape>
        <draw:line draw:style-name="gr7" draw:layer="layout" svg:x1="9.82cm" svg:y1="9.193cm" svg:x2="9.819cm" svg:y2="10.499cm">
          <text:p/>
        </draw:line>
        <draw:line draw:style-name="gr8" draw:layer="layout" svg:x1="11.468cm" svg:y1="8.267cm" svg:x2="12.734cm" svg:y2="8.259cm">
          <text:p/>
        </draw:line>
        <draw:custom-shape draw:style-name="gr9" draw:text-style-name="P3" draw:layer="layout" svg:width="3.164cm" svg:height="1.635cm" svg:x="12.694cm" svg:y="7.515cm">
          <text:p text:style-name="P1"><text:span text:style-name="T2">compare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187cm" svg:height="0.891cm" svg:x="5.982cm" svg:y="8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088cm" svg:height="10.707cm" svg:x="17.111cm" svg:y="4.1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layer="layout" svg:x1="11.468cm" svg:y1="8.267cm" svg:x2="12.734cm" svg:y2="8.259cm">
          <text:p/>
        </draw:line>
        <draw:line draw:style-name="gr8" draw:layer="layout" svg:x1="11.468cm" svg:y1="8.267cm" svg:x2="12.734cm" svg:y2="8.259cm">
          <text:p/>
        </draw:line>
        <draw:custom-shape draw:style-name="gr12" draw:text-style-name="P2" draw:layer="layout" svg:width="4.366cm" svg:height="1.633cm" svg:x="18.503cm" svg:y="10.146cm">
          <text:p text:style-name="P1"><text:span text:style-name="T1">revision-stmt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084cm" svg:height="1.483cm" svg:x="18.578cm" svg:y="7.575cm">
          <text:p text:style-name="P1"><text:span text:style-name="T1">diff report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94cm" svg:height="2.589cm" svg:x="2.705cm" svg:y="10.226cm">
          <text:p text:style-name="P1"><text:span text:style-name="T2">new</text:span><text:span text:style-name="T2"><text:line-break/></text:span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.187cm" svg:height="0.891cm" svg:x="5.914cm" svg:y="10.9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layer="layout" svg:x1="14.333cm" svg:y1="9.248cm" svg:x2="14.333cm" svg:y2="10.606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9-10T11:31:20</dc:date>
    <meta:print-date>2000-12-09T21:37:10</meta:print-date>
    <meta:editing-cycles>610</meta:editing-cycles>
    <meta:editing-duration>PT202H47M45S</meta:editing-duration>
    <meta:generator>OpenOffice.org/3.0$Unix OpenOffice.org_project/300m15$Build-9379</meta:generator>
    <dc:creator>Andy Bierman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